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03092783505155" calcext:value-type="percentage">
            <text:p>10,31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.00.0000</text:date>, <text:time style:data-style-name="N2" text:time-value="15:40:04.0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5:41:52.043000000</dc:date>
    <meta:editing-duration>PT8H28M22S</meta:editing-duration>
    <meta:editing-cycles>21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